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otted" draw:marker-end="Linienende_20_1" draw:marker-end-width="0.3cm" draw:textarea-horizontal-align="center" draw:textarea-vertical-align="middle"/>
    </style:style>
    <style:style style:name="P1" style:family="paragraph">
      <style:paragraph-properties fo:margin-top="0cm" fo:margin-bottom="0.2cm"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fo:font-family="'Courier New'" style:font-family-generic="modern" style:font-pitch="fixed" fo:font-size="8pt" style:font-size-asian="8pt" style:font-size-complex="8pt"/>
    </style:style>
    <style:style style:name="T2" style:family="text">
      <style:text-properties fo:font-family="'Courier New'" style:font-family-generic="modern" style:font-pitch="fixed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3" draw:id="id1" draw:layer="layout" svg:width="3cm" svg:height="2cm" svg:x="7.5cm" svg:y="13cm">
          <text:p text:style-name="P1">Karte</text:p>
          <text:p text:style-name="P2"><text:span text:style-name="T1">Farbe farbe</text:span></text:p>
          <text:p text:style-name="P2"><text:span text:style-name="T1">Bild bild</text:span></text:p>
        </draw:rect>
        <draw:rect draw:style-name="gr1" draw:text-style-name="P3" draw:id="id2" draw:layer="layout" svg:width="3.5cm" svg:height="3cm" svg:x="2.5cm" svg:y="16.5cm">
          <text:p text:style-name="P1">Tisch</text:p>
          <text:p text:style-name="P2"><text:span text:style-name="T2">Stack&lt;Karte&gt; mitte</text:span></text:p>
          <text:p text:style-name="P2"><text:span text:style-name="T2">Spieler anDerReihe</text:span></text:p>
          <text:p text:style-name="P2"><text:span text:style-name="T2">Int stichAnzahl</text:span></text:p>
          <text:p text:style-name="P2"><text:span text:style-name="T2"/></text:p>
          <text:p text:style-name="P2"><text:span text:style-name="T2">gibKarten()</text:span></text:p>
        </draw:rect>
        <draw:rect draw:style-name="gr1" draw:text-style-name="P3" draw:id="id5" draw:layer="layout" svg:width="3cm" svg:height="2cm" svg:x="14.5cm" svg:y="18cm">
          <text:p text:style-name="P1">Spieler</text:p>
          <text:p text:style-name="P2"><text:span text:style-name="T2">String name</text:span></text:p>
          <text:p text:style-name="P2"><text:span text:style-name="T2">Blatt blatt</text:span></text:p>
        </draw:rect>
        <draw:rect draw:style-name="gr1" draw:text-style-name="P3" draw:id="id4" draw:layer="layout" svg:width="4.5cm" svg:height="2cm" svg:x="13cm" svg:y="13cm">
          <text:p text:style-name="P1">Blatt</text:p>
          <text:p text:style-name="P2"><text:span text:style-name="T2">Collection&lt;Karte&gt; karten</text:span></text:p>
        </draw:rect>
        <draw:rect draw:style-name="gr1" draw:text-style-name="P3" draw:id="id3" draw:layer="layout" svg:width="5cm" svg:height="4cm" svg:x="7.5cm" svg:y="19.5cm">
          <text:p text:style-name="P1"><text:span text:style-name="T3">(Runde)</text:span></text:p>
          <text:p text:style-name="P1">GameModel</text:p>
          <text:p text:style-name="P2"><text:span text:style-name="T2">List&lt;Spieler&gt; spieler</text:span></text:p>
          <text:p text:style-name="P2"><text:span text:style-name="T2">Tisch tisch</text:span></text:p>
          <text:p text:style-name="P2"><text:span text:style-name="T2">List&lt;int&gt;[] punkte</text:span></text:p>
          <text:p text:style-name="P2"><text:span text:style-name="T2">Spieler mischen</text:span></text:p>
          <text:p text:style-name="P2"><text:span text:style-name="T2">Boolean rundeBeendet</text:span></text:p>
          <text:p text:style-name="P2"><text:span text:style-name="T2"/></text:p>
          <text:p text:style-name="P2"><text:span text:style-name="T2">neuesSpiel()</text:span></text:p>
        </draw:rect>
        <draw:connector draw:style-name="gr2" draw:text-style-name="P3" draw:layer="layout" draw:type="lines" svg:x1="7.5cm" svg:y1="14cm" svg:x2="4.25cm" svg:y2="16.5cm" draw:start-shape="id1" draw:end-shape="id2" draw:end-glue-point="0">
          <text:p/>
        </draw:connector>
        <draw:connector draw:style-name="gr2" draw:text-style-name="P3" draw:layer="layout" draw:type="lines" svg:x1="4.25cm" svg:y1="19.5cm" svg:x2="7.5cm" svg:y2="21.5cm" draw:start-shape="id2" draw:start-glue-point="2" draw:end-shape="id3">
          <text:p/>
        </draw:connector>
        <draw:connector draw:style-name="gr2" draw:text-style-name="P3" draw:layer="layout" draw:type="lines" svg:x1="10.5cm" svg:y1="14cm" svg:x2="13cm" svg:y2="14cm" draw:start-shape="id1" draw:end-shape="id4">
          <text:p/>
        </draw:connector>
        <draw:connector draw:style-name="gr2" draw:text-style-name="P3" draw:layer="layout" draw:type="lines" svg:x1="15.25cm" svg:y1="15cm" svg:x2="16cm" svg:y2="18cm" draw:start-shape="id4" draw:end-shape="id5" draw:end-glue-point="0">
          <text:p/>
        </draw:connector>
        <draw:connector draw:style-name="gr2" draw:text-style-name="P3" draw:layer="layout" draw:type="lines" svg:x1="14.5cm" svg:y1="19cm" svg:x2="12.5cm" svg:y2="21.5cm" draw:start-shape="id5" draw:end-shape="id3" draw:end-glue-point="1">
          <text:p/>
        </draw:connector>
        <draw:rect draw:style-name="gr1" draw:text-style-name="P3" draw:id="id6" draw:layer="layout" svg:width="3.5cm" svg:height="1.5cm" svg:x="5cm" svg:y="8cm">
          <text:p text:style-name="P1"><text:span text:style-name="T4">Bild</text:span></text:p>
          <text:p text:style-name="P2"><text:span text:style-name="T1">As, 10, K, D, B, 9</text:span></text:p>
        </draw:rect>
        <draw:rect draw:style-name="gr1" draw:text-style-name="P3" draw:id="id7" draw:layer="layout" svg:width="4cm" svg:height="1.5cm" svg:x="9cm" svg:y="8cm">
          <text:p text:style-name="P1"><text:span text:style-name="T4">Farbe</text:span></text:p>
          <text:p text:style-name="P2"><text:span text:style-name="T1">Kreuz, Pik, Herz, Karo</text:span></text:p>
        </draw:rect>
        <draw:connector draw:style-name="gr2" draw:text-style-name="P3" draw:layer="layout" draw:type="lines" svg:x1="6.75cm" svg:y1="9.5cm" svg:x2="9cm" svg:y2="13cm" draw:start-shape="id6" draw:start-glue-point="2" draw:end-shape="id1" draw:end-glue-point="0">
          <text:p/>
        </draw:connector>
        <draw:connector draw:style-name="gr2" draw:text-style-name="P3" draw:layer="layout" draw:type="lines" svg:x1="11cm" svg:y1="9.5cm" svg:x2="9cm" svg:y2="13cm" draw:start-shape="id7" draw:start-glue-point="2" draw:end-shape="id1" draw:end-glue-point="0">
          <text:p/>
        </draw:connector>
        <draw:connector draw:style-name="gr3" draw:text-style-name="P3" draw:layer="layout" draw:type="lines" svg:x1="14.5cm" svg:y1="19cm" svg:x2="6cm" svg:y2="18cm" draw:start-shape="id5" draw:start-glue-point="3" draw:end-shape="id2" draw:end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marker draw:name="Arrow" svg:viewBox="0 0 20 30" svg:d="m10 0-10 30h20z"/>
    <draw:marker draw:name="Linienende_20_1" draw:display-name="Linienende 1" svg:viewBox="0 0 1131 1131" svg:d="m0 564 564 567 567-567-567-564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08-04T09:56:46.64</meta:creation-date>
    <dc:date>2008-08-04T12:13:31.89</dc:date>
    <meta:editing-duration>PT02H16M45S</meta:editing-duration>
    <meta:editing-cycles>5</meta:editing-cycles>
    <meta:generator>OpenOffice.org/3.0_Beta$Win32 OpenOffice.org_project/300m3$Build-9328</meta:generator>
    <meta:document-statistic meta:object-count="15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